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86792505" text:style-name="L1">
        <text:list-item>
          <text:p text:style-name="P2"><text:span text:style-name="Strong_20_Emphasis"><text:span text:style-name="T1">Gestión de Empleados:</text:span></text:span></text:p>
          <text:list>
            <text:list-item>
              <text:p text:style-name="P1">Registro y seguimiento de información personal y de contacto de los empleados.</text:p>
            </text:list-item>
            <text:list-item>
              <text:p text:style-name="P1">Gestión de datos de empleados, como historiales laborales, experiencia y calificaciones.</text:p>
            </text:list-item>
            <text:list-item>
              <text:p text:style-name="P1">Mantenimiento de registros de tiempo y asistencia.</text:p>
            </text:list-item>
            <text:list-item>
              <text:p text:style-name="P1">Generación de perfiles de empleados.</text:p>
            </text:list-item>
          </text:list>
        </text:list-item>
        <text:list-item>
          <text:p text:style-name="P2"><text:span text:style-name="Strong_20_Emphasis"><text:span text:style-name="T1">Administración de Nómina:</text:span></text:span></text:p>
          <text:list>
            <text:list-item>
              <text:p text:style-name="P1">Cálculo y gestión de salarios y beneficios.</text:p>
            </text:list-item>
            <text:list-item>
              <text:p text:style-name="P1">Automatización de procesos de pago y deducciones.</text:p>
            </text:list-item>
            <text:list-item>
              <text:p text:style-name="P1">Generación de informes de nómina y documentos legales.</text:p>
            </text:list-item>
          </text:list>
        </text:list-item>
        <text:list-item>
          <text:p text:style-name="P2"><text:span text:style-name="Strong_20_Emphasis"><text:span text:style-name="T1">Reclutamiento y Selección:</text:span></text:span></text:p>
          <text:list>
            <text:list-item>
              <text:p text:style-name="P1">Publicación y difusión de ofertas de trabajo.</text:p>
            </text:list-item>
            <text:list-item>
              <text:p text:style-name="P1">Recepción y gestión de solicitudes y currículums.</text:p>
            </text:list-item>
            <text:list-item>
              <text:p text:style-name="P1">Seguimiento del proceso de selección y entrevistas.</text:p>
            </text:list-item>
            <text:list-item>
              <text:p text:style-name="P1">Almacenamiento y consulta de bases de datos de candidatos.</text:p>
            </text:list-item>
          </text:list>
        </text:list-item>
        <text:list-item>
          <text:p text:style-name="P2"><text:span text:style-name="Strong_20_Emphasis"><text:span text:style-name="T1">Capacitación y Desarrollo:</text:span></text:span></text:p>
          <text:list>
            <text:list-item>
              <text:p text:style-name="P1">Planificación y programación de cursos y capacitaciones.</text:p>
            </text:list-item>
            <text:list-item>
              <text:p text:style-name="P1">Seguimiento de la formación de empleados.</text:p>
            </text:list-item>
            <text:list-item>
              <text:p text:style-name="P1">Evaluación del rendimiento y desarrollo de planes de mejora.</text:p>
            </text:list-item>
          </text:list>
        </text:list-item>
        <text:list-item>
          <text:p text:style-name="P2"><text:span text:style-name="Strong_20_Emphasis"><text:span text:style-name="T1">Gestión de Beneficios:</text:span></text:span></text:p>
          <text:list>
            <text:list-item>
              <text:p text:style-name="P1">Administración de planes de seguro médico, jubilación y otros beneficios.</text:p>
            </text:list-item>
            <text:list-item>
              <text:p text:style-name="P1">Seguimiento de licencias por enfermedad, maternidad y vacaciones.</text:p>
            </text:list-item>
            <text:list-item>
              <text:p text:style-name="P1">Control de ausencias y permisos.</text:p>
            </text:list-item>
          </text:list>
        </text:list-item>
        <text:list-item>
          <text:p text:style-name="P2"><text:span text:style-name="Strong_20_Emphasis"><text:span text:style-name="T1">Evaluación del Desempeño:</text:span></text:span></text:p>
          <text:list>
            <text:list-item>
              <text:p text:style-name="P1">Establecimiento de objetivos y metas individuales.</text:p>
            </text:list-item>
            <text:list-item>
              <text:p text:style-name="P1">Evaluación del rendimiento y retroalimentación.</text:p>
            </text:list-item>
            <text:list-item>
              <text:p text:style-name="P1">Identificación de áreas de mejora y desarrollo profesional.</text:p>
            </text:list-item>
          </text:list>
        </text:list-item>
        <text:list-item>
          <text:p text:style-name="P2"><text:span text:style-name="Strong_20_Emphasis"><text:span text:style-name="T1">Gestión del Talento:</text:span></text:span></text:p>
          <text:list>
            <text:list-item>
              <text:p text:style-name="P1">Identificación y retención de empleados con habilidades y potencial excepcionales.</text:p>
            </text:list-item>
            <text:list-item>
              <text:p text:style-name="P1">Planificación de sucesión para roles clave en la organización.</text:p>
            </text:list-item>
            <text:list-item>
              <text:p text:style-name="P1">Evaluación y desarrollo del liderazgo interno.</text:p>
            </text:list-item>
          </text:list>
        </text:list-item>
        <text:list-item>
          <text:p text:style-name="P2"><text:span text:style-name="Strong_20_Emphasis"><text:span text:style-name="T1">Analítica y Generación de Informes:</text:span></text:span></text:p>
          <text:list>
            <text:list-item>
              <text:p text:style-name="P1">Creación de informes y paneles de control sobre datos de recursos humanos.</text:p>
            </text:list-item>
            <text:list-item>
              <text:p text:style-name="P1">Análisis de métricas clave como rotación de personal, costos laborales, etc.</text:p>
            </text:list-item>
          </text:list>
        </text:list-item>
        <text:list-item>
          <text:p text:style-name="P2"><text:span text:style-name="Strong_20_Emphasis"><text:span text:style-name="T1">Comunicación y Colaboración:</text:span></text:span></text:p>
          <text:list>
            <text:list-item>
              <text:p text:style-name="P1">Facilitar la comunicación interna entre empleados y departamentos.</text:p>
            </text:list-item>
            <text:list-item>
              <text:p text:style-name="P1"><text:soft-page-break/>Proporcionar herramientas para compartir información y recursos.</text:p>
            </text:list-item>
          </text:list>
        </text:list-item>
        <text:list-item>
          <text:p text:style-name="P2"><text:span text:style-name="Strong_20_Emphasis"><text:span text:style-name="T1">Cumplimiento Legal y Regulatorio:</text:span></text:span></text:p>
          <text:list>
            <text:list-item>
              <text:p text:style-name="P1">Garantizar que las políticas de la empresa cumplan con las leyes laborales y regulaciones.</text:p>
            </text:list-item>
            <text:list-item>
              <text:p text:style-name="P2">Mantener registros y documentación para auditorías y cumplimient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5T14:07:46.894459539</meta:creation-date>
    <dc:date>2023-08-15T14:08:32.244714784</dc:date>
    <meta:editing-duration>PT45S</meta:editing-duration>
    <meta:editing-cycles>1</meta:editing-cycles>
    <meta:document-statistic meta:table-count="0" meta:image-count="0" meta:object-count="0" meta:page-count="2" meta:paragraph-count="39" meta:word-count="308" meta:character-count="2021" meta:non-whitespace-character-count="1791"/>
    <meta:generator>LibreOffice/6.4.7.2$Linux_X86_64 LibreOffice_project/40$Build-2</meta:generator>
  </office:meta>
</office:document-meta>
</file>